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, sans-serif"/>
    <style:font-face style:name="Google Sans" svg:font-family="'Google Sans'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" style:family="table">
      <style:table-properties style:width="17cm" table:align="left"/>
    </style:style>
    <style:style style:name="Tabelle1.A" style:family="table-column">
      <style:table-column-properties style:column-width="5.655cm"/>
    </style:style>
    <style:style style:name="Tabelle1.B" style:family="table-column">
      <style:table-column-properties style:column-width="5.627cm"/>
    </style:style>
    <style:style style:name="Tabelle1.C" style:family="table-column">
      <style:table-column-properties style:column-width="5.719cm"/>
    </style:style>
    <style:style style:name="Tabelle1.A1" style:family="table-cell">
      <style:table-cell-properties style:vertical-align="middle" fo:background-color="#f8fafd" fo:padding-left="0.318cm" fo:padding-right="0.318cm" fo:padding-top="0.212cm" fo:padding-bottom="0.212cm" fo:border="0.75pt solid #000000">
        <style:background-image/>
      </style:table-cell-properties>
    </style:style>
    <style:style style:name="P1" style:family="paragraph" style:parent-style-name="Heading_20_1">
      <style:paragraph-properties fo:margin-left="0cm" fo:margin-right="0cm" fo:margin-top="0.212cm" fo:margin-bottom="0.212cm" style:contextual-spacing="false" fo:line-height="137%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" fo:font-size="24pt" fo:font-style="normal" style:text-underline-style="none" fo:font-weight="bold" style:text-blinking="false" fo:background-color="transparent"/>
    </style:style>
    <style:style style:name="P2" style:family="paragraph" style:parent-style-name="Heading_20_2">
      <style:paragraph-properties fo:margin-left="0cm" fo:margin-right="0cm" fo:margin-top="0cm" fo:margin-bottom="0.212cm" style:contextual-spacing="false" fo:line-height="137%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" fo:font-size="18pt" fo:font-style="normal" style:text-underline-style="none" fo:font-weight="bold" style:text-blinking="false" fo:background-color="transparent"/>
    </style:style>
    <style:style style:name="P3" style:family="paragraph" style:parent-style-name="Heading_20_3">
      <style:paragraph-properties fo:margin-left="0cm" fo:margin-right="0cm" fo:margin-top="0cm" fo:margin-bottom="0.212cm" style:contextual-spacing="false" fo:line-height="137%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" fo:font-size="14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left="0cm" fo:margin-right="0cm" fo:margin-top="0cm" fo:margin-bottom="0.423cm" style:contextual-spacing="false" fo:line-height="137%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left="0cm" fo:margin-right="0cm" fo:margin-top="0cm" fo:margin-bottom="0.423cm" style:contextual-spacing="false" fo:line-height="137%" fo:text-indent="0cm" style:auto-text-indent="false" style:writing-mode="lr-tb"/>
      <style:text-properties fo:font-weight="normal"/>
    </style:style>
    <style:style style:name="P6" style:family="paragraph" style:parent-style-name="Text_20_body">
      <style:paragraph-properties fo:margin-left="0cm" fo:margin-right="0cm" fo:margin-top="0cm" fo:margin-bottom="0.212cm" style:contextual-spacing="false" fo:line-height="137%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bold" style:text-blinking="false" fo:background-color="transparent"/>
    </style:style>
    <style:style style:name="P7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8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.212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9" style:family="paragraph" style:parent-style-name="Horizontal_20_Line">
      <style:paragraph-properties fo:margin-top="0.212cm" fo:margin-bottom="0.212cm" style:contextual-spacing="false" fo:line-height="137%" style:writing-mode="lr-tb"/>
    </style:style>
    <style:style style:name="P10" style:family="paragraph" style:parent-style-name="Heading_20_3">
      <style:paragraph-properties fo:margin-left="0cm" fo:margin-right="0cm" fo:margin-top="0.212cm" fo:margin-bottom="0.212cm" style:contextual-spacing="false" fo:line-height="137%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" fo:font-size="14pt" fo:font-style="normal" style:text-underline-style="none" fo:font-weight="bold" style:text-blinking="false" fo:background-color="transparent"/>
    </style:style>
    <style:style style:name="P11" style:family="paragraph" style:parent-style-name="Heading_20_4">
      <style:paragraph-properties fo:margin-left="0cm" fo:margin-right="0cm" fo:margin-top="0cm" fo:margin-bottom="0.212cm" style:contextual-spacing="false" fo:line-height="137%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" fo:font-size="12pt" fo:font-style="normal" style:text-underline-style="none" fo:font-weight="bold" style:text-blinking="false" fo:background-color="transparent"/>
    </style:style>
    <style:style style:name="P12" style:family="paragraph" style:parent-style-name="Text_20_body" style:list-style-name="L2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3" style:family="paragraph" style:parent-style-name="Text_20_body" style:list-style-name="L3">
      <loext:graphic-properties draw:fill="none" draw:fill-color="#ffffff"/>
      <style:paragraph-properties fo:margin-left="0.265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4" style:family="paragraph" style:parent-style-name="Text_20_body" style:list-style-name="L4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5" style:family="paragraph" style:parent-style-name="Text_20_body" style:list-style-name="L5">
      <loext:graphic-properties draw:fill="none" draw:fill-color="#ffffff"/>
      <style:paragraph-properties fo:margin-left="0.265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6" style:family="paragraph" style:parent-style-name="Text_20_body" style:list-style-name="L6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7" style:family="paragraph" style:parent-style-name="Text_20_body" style:list-style-name="L7">
      <loext:graphic-properties draw:fill="none" draw:fill-color="#ffffff"/>
      <style:paragraph-properties fo:margin-left="0.265cm" fo:margin-right="0cm" fo:margin-top="0cm" fo:margin-bottom="0.212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8" style:family="paragraph" style:parent-style-name="Heading_20_4">
      <style:paragraph-properties fo:margin-left="0cm" fo:margin-right="0cm" fo:margin-top="0.423cm" fo:margin-bottom="0.212cm" style:contextual-spacing="false" fo:line-height="137%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" fo:font-size="12pt" fo:font-style="normal" style:text-underline-style="none" fo:font-weight="bold" style:text-blinking="false" fo:background-color="transparent"/>
    </style:style>
    <style:style style:name="P19" style:family="paragraph" style:parent-style-name="Text_20_body" style:list-style-name="L8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0" style:family="paragraph" style:parent-style-name="Text_20_body" style:list-style-name="L9">
      <loext:graphic-properties draw:fill="none" draw:fill-color="#ffffff"/>
      <style:paragraph-properties fo:margin-left="0.265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1" style:family="paragraph" style:parent-style-name="Text_20_body" style:list-style-name="L10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2" style:family="paragraph" style:parent-style-name="Text_20_body" style:list-style-name="L11">
      <loext:graphic-properties draw:fill="none" draw:fill-color="#ffffff"/>
      <style:paragraph-properties fo:margin-left="0.265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3" style:family="paragraph" style:parent-style-name="Text_20_body" style:list-style-name="L12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4" style:family="paragraph" style:parent-style-name="Text_20_body" style:list-style-name="L13">
      <loext:graphic-properties draw:fill="none" draw:fill-color="#ffffff"/>
      <style:paragraph-properties fo:margin-left="0.265cm" fo:margin-right="0cm" fo:margin-top="0cm" fo:margin-bottom="0.212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5" style:family="paragraph" style:parent-style-name="Text_20_body" style:list-style-name="L14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6" style:family="paragraph" style:parent-style-name="Text_20_body" style:list-style-name="L15">
      <loext:graphic-properties draw:fill="none" draw:fill-color="#ffffff"/>
      <style:paragraph-properties fo:margin-left="0.265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7" style:family="paragraph" style:parent-style-name="Text_20_body" style:list-style-name="L16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8" style:family="paragraph" style:parent-style-name="Text_20_body" style:list-style-name="L17">
      <loext:graphic-properties draw:fill="none" draw:fill-color="#ffffff"/>
      <style:paragraph-properties fo:margin-left="0.265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9" style:family="paragraph" style:parent-style-name="Text_20_body" style:list-style-name="L18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0" style:family="paragraph" style:parent-style-name="Text_20_body" style:list-style-name="L19">
      <loext:graphic-properties draw:fill="none" draw:fill-color="#ffffff"/>
      <style:paragraph-properties fo:margin-left="0.265cm" fo:margin-right="0cm" fo:margin-top="0cm" fo:margin-bottom="0.212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1" style:family="paragraph" style:parent-style-name="Text_20_body">
      <style:paragraph-properties fo:margin-left="0cm" fo:margin-right="0cm" fo:margin-top="0cm" fo:margin-bottom="0.212cm" style:contextual-spacing="false" fo:line-height="137%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normal" style:text-blinking="false" fo:background-color="transparent"/>
    </style:style>
    <style:style style:name="P32" style:family="paragraph" style:parent-style-name="Text_20_body" style:list-style-name="L20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3" style:family="paragraph" style:parent-style-name="Text_20_body" style:list-style-name="L20">
      <loext:graphic-properties draw:fill="none" draw:fill-color="#ffffff"/>
      <style:paragraph-properties fo:margin-left="0cm" fo:margin-right="0cm" fo:margin-top="0cm" fo:margin-bottom="0.212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4" style:family="paragraph" style:parent-style-name="Text_20_body" style:list-style-name="L21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5" style:family="paragraph" style:parent-style-name="Text_20_body" style:list-style-name="L21">
      <loext:graphic-properties draw:fill="none" draw:fill-color="#ffffff"/>
      <style:paragraph-properties fo:margin-left="0cm" fo:margin-right="0cm" fo:margin-top="0cm" fo:margin-bottom="0.212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6" style:family="paragraph" style:parent-style-name="Text_20_body" style:list-style-name="L22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7" style:family="paragraph" style:parent-style-name="Text_20_body" style:list-style-name="L22">
      <loext:graphic-properties draw:fill="none" draw:fill-color="#ffffff"/>
      <style:paragraph-properties fo:margin-left="0cm" fo:margin-right="0cm" fo:margin-top="0cm" fo:margin-bottom="0.212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8" style:family="paragraph" style:parent-style-name="Text_20_body" style:list-style-name="L23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9" style:family="paragraph" style:parent-style-name="Text_20_body" style:list-style-name="L23">
      <loext:graphic-properties draw:fill="none" draw:fill-color="#ffffff"/>
      <style:paragraph-properties fo:margin-left="0cm" fo:margin-right="0cm" fo:margin-top="0cm" fo:margin-bottom="0.212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40" style:family="paragraph" style:parent-style-name="Text_20_body" style:list-style-name="L24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41" style:family="paragraph" style:parent-style-name="Text_20_body" style:list-style-name="L24">
      <loext:graphic-properties draw:fill="none" draw:fill-color="#ffffff"/>
      <style:paragraph-properties fo:margin-left="0cm" fo:margin-right="0cm" fo:margin-top="0cm" fo:margin-bottom="0.212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42" style:family="paragraph" style:parent-style-name="Text_20_body">
      <style:paragraph-properties fo:margin-left="0cm" fo:margin-right="0cm" fo:margin-top="0cm" fo:margin-bottom="0.423cm" style:contextual-spacing="false" fo:line-height="137%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bold" style:text-blinking="false" fo:background-color="transparent"/>
    </style:style>
    <style:style style:name="P43" style:family="paragraph" style:parent-style-name="Table_20_Contents">
      <style:paragraph-properties fo:margin-left="0cm" fo:margin-right="0cm" fo:margin-top="0.212cm" fo:margin-bottom="0.212cm" style:contextual-spacing="false" fo:line-height="137%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bold" style:text-blinking="false" fo:background-color="transparent"/>
    </style:style>
    <style:style style:name="P44" style:family="paragraph" style:parent-style-name="Table_20_Contents">
      <style:paragraph-properties fo:margin-left="0cm" fo:margin-right="0cm" fo:margin-top="0.212cm" fo:margin-bottom="0.212cm" style:contextual-spacing="false" fo:line-height="137%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1f1f1f" loext:opacity="100%" style:text-line-through-style="none" style:text-line-through-type="none" style:font-name="Google Sans Text" fo:font-size="11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color="#1f1f1f" loext:opacity="100%" style:font-name="Google Sans Text" fo:font-weight="bold" fo:background-color="transparent" loext:char-shading-value="0"/>
    </style:style>
    <style:style style:name="T4" style:family="text">
      <style:text-properties fo:color="#1f1f1f" loext:opacity="100%" fo:background-color="transparent" loext:char-shading-value="0"/>
    </style:style>
    <style:style style:name="T5" style:family="text">
      <style:text-properties fo:color="#1f1f1f" loext:opacity="100%" style:font-name="Google Sans Text" fo:background-color="transparent" loext:char-shading-value="0"/>
    </style:style>
    <style:style style:name="T6" style:family="text">
      <style:text-properties fo:font-variant="normal" fo:text-transform="none" fo:color="#1f1f1f" loext:opacity="100%" style:text-line-through-style="none" style:text-line-through-type="none" style:text-underline-style="none" style:text-blinking="false" fo:background-color="transparent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prsmap</text:h>
      <text:h text:style-name="P2" text:outline-level="2">Hochperformante Echtzeit-Mapping-Engine für APRS und Telemetrie</text:h>
      <text:h text:style-name="P3" text:outline-level="3">1. Systemarchitektur &amp; Philosophie</text:h>
      <text:p text:style-name="P4">aprsmap ist ein hochspezialisiertes Visualisierungswerkzeug, das für die Darstellung von APRS-Objekten (Automatic Packet Reporting System) auf OpenStreetMap (OSM)-Basis entwickelt wurde. Im Gegensatz zu herkömmlichen GIS-Anwendungen ist aprsmap auf extreme Performance und Headless-Betriebsfähigkeit (Batch-Modus zur Bildgenerierung) optimiert.</text:p>
      <text:p text:style-name="P5"><text:span text:style-name="T1">Die Software fungiert als </text:span><text:span text:style-name="T2">Zustandsmaschine (Finite State Machine)</text:span><text:span text:style-name="T1">, die asynchrone Datenströme (UDP/TCP/KISS) verarbeitet und in einen grafischen Kontext (X11 oder Rastergrafik) übersetzt.</text:span></text:p>
      <text:p text:style-name="P6">Architektur-Highlights:</text:p>
      <text:list text:style-name="L1">
        <text:list-item>
          <text:p text:style-name="P7"><text:span text:style-name="T3">Multiprotokoll-Eingang:</text:span><text:span text:style-name="T4"> </text:span><text:span text:style-name="T5">Gleichzeitige Verarbeitung von lokalen AXUDP-Paketen (von sondeudp/sdrtest) und globalen APRS-IS-Datenströmen.</text:span></text:p>
        </text:list-item>
        <text:list-item>
          <text:p text:style-name="P7"><text:span text:style-name="T3">Asynchrones Kachel-Management:</text:span><text:span text:style-name="T4"> </text:span><text:span text:style-name="T5">Das Laden von OSM-Kacheln erfolgt über dedizierte Prozesse (aprsdecode_maploadpid), um den Haupt-Thread (UI/Decoding) nicht zu blockieren.</text:span></text:p>
        </text:list-item>
        <text:list-item>
          <text:p text:style-name="P8"><text:span text:style-name="T3">SRTM-Integration:</text:span><text:span text:style-name="T4"> </text:span><text:span text:style-name="T5">Direkter Zugriff auf Shuttle Radar Topography Mission Daten zur Höhenprofilberechnung und Horizontanalyse.</text:span></text:p>
        </text:list-item>
      </text:list>
      <text:p text:style-name="P9"/>
      <text:h text:style-name="P10" text:outline-level="3">2. Detaillierte Parameter-Dokumentation (Deep Dive)</text:h>
      <text:p text:style-name="P4">Die Parameter von aprsmap steuern sowohl das Verhalten der Netzwerk-Engines als auch die Rendering-Pipeline.</text:p>
      <text:h text:style-name="P11" text:outline-level="4">Globale Steuerung und Umgebung</text:h>
      <text:list text:style-name="L2">
        <text:list-item>
          <text:p text:style-name="P12"><text:span text:style-name="T3">-D &lt;display&gt;</text:span><text:span text:style-name="T5">:</text:span></text:p>
        </text:list-item>
      </text:list>
      <text:list text:style-name="L3">
        <text:list-item>
          <text:p text:style-name="P13"><text:span text:style-name="T3">Expert:</text:span><text:span text:style-name="T4"> </text:span><text:span text:style-name="T5">Definiert den X11-Display-String. Bei Abwesenheit oder Fehlern (siehe !withx im Code) schaltet das Programm automatisch in den Image-Generation-Modus.</text:span></text:p>
        </text:list-item>
      </text:list>
      <text:list text:style-name="L4">
        <text:list-item>
          <text:p text:style-name="P14"><text:span text:style-name="T3">-c &lt;config_file&gt;</text:span><text:span text:style-name="T5">:</text:span></text:p>
        </text:list-item>
      </text:list>
      <text:list text:style-name="L5">
        <text:list-item>
          <text:p text:style-name="P15"><text:span text:style-name="T3">Expert:</text:span><text:span text:style-name="T4"> </text:span><text:span text:style-name="T5">Lädt eine persistente Konfiguration. aprsmap nutzt eine binäre oder textbasierte Konfigurationsstruktur, die Fensterpositionen, Filterregeln und Map-Provider speichert.</text:span></text:p>
        </text:list-item>
      </text:list>
      <text:list text:style-name="L6">
        <text:list-item>
          <text:p text:style-name="P16"><text:span text:style-name="T3">-i &lt;image_name&gt;</text:span><text:span text:style-name="T5">:</text:span></text:p>
        </text:list-item>
      </text:list>
      <text:list text:style-name="L7">
        <text:list-item>
          <text:p text:style-name="P17"><text:span text:style-name="T3">Expert:</text:span><text:span text:style-name="T4"> </text:span><text:span text:style-name="T5">Triggert den Snapshot-Modus. Das Programm rendert die aktuelle Karte einmalig in eine Datei und beendet sich (ideal für Webserver-Integrationen).</text:span></text:p>
        </text:list-item>
      </text:list>
      <text:h text:style-name="P18" text:outline-level="4"><text:soft-page-break/>Netzwerk &amp; Datenquellen</text:h>
      <text:list text:style-name="L8">
        <text:list-item>
          <text:p text:style-name="P19"><text:span text:style-name="T3">-u &lt;port&gt; (AXUDP Input)</text:span><text:span text:style-name="T5">:</text:span></text:p>
        </text:list-item>
      </text:list>
      <text:list text:style-name="L9">
        <text:list-item>
          <text:p text:style-name="P20"><text:span text:style-name="T3">Expert:</text:span><text:span text:style-name="T4"> </text:span><text:span text:style-name="T5">Öffnet einen UDP-Listen-Socket für AX.25-gekapselte Pakete. Dies ist die primäre Schnittstelle für sondeudp.</text:span></text:p>
        </text:list-item>
      </text:list>
      <text:list text:style-name="L10">
        <text:list-item>
          <text:p text:style-name="P21"><text:span text:style-name="T3">-t &lt;host:port:filter&gt; (APRS-IS)</text:span><text:span text:style-name="T5">:</text:span></text:p>
        </text:list-item>
      </text:list>
      <text:list text:style-name="L11">
        <text:list-item>
          <text:p text:style-name="P22"><text:span text:style-name="T3">Expert:</text:span><text:span text:style-name="T4"> </text:span><text:span text:style-name="T5">Verbindet sich mit dem APRS-Tier2-Netzwerk. Der Filter-String wird serverseitig angewendet (z.B. m/500 für Objekte im 500km Umkreis).</text:span></text:p>
        </text:list-item>
      </text:list>
      <text:list text:style-name="L12">
        <text:list-item>
          <text:p text:style-name="P23"><text:span text:style-name="T3">-o &lt;port&gt; (Output/Relay)</text:span><text:span text:style-name="T5">:</text:span></text:p>
        </text:list-item>
      </text:list>
      <text:list text:style-name="L13">
        <text:list-item>
          <text:p text:style-name="P24"><text:span text:style-name="T3">Expert:</text:span><text:span text:style-name="T4"> </text:span><text:span text:style-name="T5">Fungiert als Proxy. Empfangene Daten können gefiltert an andere Instanzen weitergereicht werden.</text:span></text:p>
        </text:list-item>
      </text:list>
      <text:h text:style-name="P18" text:outline-level="4">Rendering &amp; Grafik-Parameter</text:h>
      <text:list text:style-name="L14">
        <text:list-item>
          <text:p text:style-name="P25"><text:span text:style-name="T3">-z &lt;zoom&gt;</text:span><text:span text:style-name="T5">:</text:span></text:p>
        </text:list-item>
      </text:list>
      <text:list text:style-name="L15">
        <text:list-item>
          <text:p text:style-name="P26"><text:span text:style-name="T3">Expert:</text:span><text:span text:style-name="T4"> </text:span><text:span text:style-name="T5">Setzt den initialen OSM-Zoomlevel (0-19). Intern wird dies in die Mercator-Projektion umgerechnet.</text:span></text:p>
        </text:list-item>
      </text:list>
      <text:list text:style-name="L16">
        <text:list-item>
          <text:p text:style-name="P27"><text:span text:style-name="T3">-v &lt;filename&gt; (Video/y4m Output)</text:span><text:span text:style-name="T5">:</text:span></text:p>
        </text:list-item>
      </text:list>
      <text:list text:style-name="L17">
        <text:list-item>
          <text:p text:style-name="P28"><text:span text:style-name="T3">Expert:</text:span><text:span text:style-name="T4"> </text:span><text:span text:style-name="T5">Aktiviert den aprsmap_VIDEOFN Stream. Das Programm schreibt einen YUV4MPEG2-Stream direkt in eine Pipe oder Datei, was die Erstellung von Echtzeit-Livestreams der Kartenansicht ermöglicht.</text:span></text:p>
        </text:list-item>
      </text:list>
      <text:list text:style-name="L18">
        <text:list-item>
          <text:p text:style-name="P29"><text:span text:style-name="T3">-m &lt;mode&gt; (Map Source)</text:span><text:span text:style-name="T5">:</text:span></text:p>
        </text:list-item>
      </text:list>
      <text:list text:style-name="L19">
        <text:list-item>
          <text:p text:style-name="P30"><text:span text:style-name="T3">Expert:</text:span><text:span text:style-name="T4"> </text:span><text:span text:style-name="T5">Wählt zwischen verschiedenen Tile-Servern oder lokalen Caches. Die Logik unterstützt benutzerdefinierte URLs für topografische Karten oder Satellitenbilder.</text:span></text:p>
        </text:list-item>
      </text:list>
      <text:p text:style-name="P9"/>
      <text:h text:style-name="P10" text:outline-level="3">3. Funktionsweise: Die DSP- und Rendering-Pipeline</text:h>
      <text:h text:style-name="P11" text:outline-level="4">Der Event-Loop (MainEvent)</text:h>
      <text:p text:style-name="P31">Der Kern von aprsmap ist die MainEvent()-Schleife. Im Gegensatz zu ereignisgesteuerten Frameworks wie Qt oder GTK nutzt aprsmap einen hybriden Ansatz:</text:p>
      <text:list text:style-name="L20">
        <text:list-item>
          <text:p text:style-name="P32"><text:span text:style-name="T3">Netzwerk-Polling:</text:span><text:span text:style-name="T4"> </text:span><text:span text:style-name="T5">Abfrage der Sockets auf neue Telemetrie.</text:span></text:p>
        </text:list-item>
        <text:list-item>
          <text:p text:style-name="P32"><text:span text:style-name="T3">Decoder-Stufe:</text:span><text:span text:style-name="T4"> </text:span><text:span text:style-name="T5">Extraktion von Position, Geschwindigkeit, Kurs und Sondendaten (Batteriespannung, Temperatur, Frequenz).</text:span></text:p>
        </text:list-item>
        <text:list-item>
          <text:p text:style-name="P32"><text:span text:style-name="T3">Track-History:</text:span><text:span text:style-name="T4"> </text:span><text:span text:style-name="T5">Verwaltung der aprsmap_HISTSIZE (Standard 20 Wegpunkte pro Objekt für die Live-Ansicht, erweiterbar im Speicher).</text:span></text:p>
        </text:list-item>
        <text:list-item>
          <text:p text:style-name="P33"><text:span text:style-name="T3">X11-Event-Handling:</text:span><text:span text:style-name="T4"> </text:span><text:span text:style-name="T5">Verarbeitung von User-Inputs (Zoom, Pan) via xosi_Eventloop.</text:span></text:p>
        </text:list-item>
      </text:list>
      <text:h text:style-name="P18" text:outline-level="4">Koordinaten-Transformation (Mercator-Projektion)</text:h>
      <text:p text:style-name="P31">Da OSM-Kacheln auf der Web-Mercator-Projektion (EPSG:3857) basieren, implementiert aprsmap die Transformation von WGS84-Geodaten in Pixelkoordinaten:</text:p>
      <text:list text:style-name="L21">
        <text:list-item>
          <text:p text:style-name="P34"><text:soft-page-break/><text:span text:style-name="T3">Breitengrad-Kompression:</text:span><text:span text:style-name="T4"> </text:span><text:span text:style-name="T5">Da die Erde keine perfekte Kugel ist, nutzt das Programm trigonometrische Funktionen, um die Verzerrung zu den Polen hin zu korrigieren.</text:span></text:p>
        </text:list-item>
        <text:list-item>
          <text:p text:style-name="P35"><text:span text:style-name="T3">Tile-ID Berechnung:</text:span><text:span text:style-name="T4"> </text:span><text:span text:style-name="T5">x = floor((lon + 180) / 360 * 2^zoom).</text:span></text:p>
        </text:list-item>
      </text:list>
      <text:h text:style-name="P18" text:outline-level="4">SRTM &amp; Geländeanalyse</text:h>
      <text:p text:style-name="P31">Eine Besonderheit für Experten ist die Integration von libsrtm. Wenn .hgt Dateien vorhanden sind, kann aprsmap:</text:p>
      <text:list text:style-name="L22">
        <text:list-item>
          <text:p text:style-name="P36"><text:span text:style-name="T3">Höhenprofile:</text:span><text:span text:style-name="T4"> </text:span><text:span text:style-name="T5">Den Pfad einer Radiosonde über dem Gelände visualisieren.</text:span></text:p>
        </text:list-item>
        <text:list-item>
          <text:p text:style-name="P37"><text:span text:style-name="T3">Sichtbarkeitsanalyse (Line-of-Sight):</text:span><text:span text:style-name="T4"> </text:span><text:span text:style-name="T5">Berechnen, ob eine Sonde aufgrund des Geländes noch empfangbar sein sollte.</text:span></text:p>
        </text:list-item>
      </text:list>
      <text:p text:style-name="P9"/>
      <text:h text:style-name="P10" text:outline-level="3">4. Input &amp; Output Spezifikationen</text:h>
      <text:h text:style-name="P11" text:outline-level="4">Input</text:h>
      <text:list text:style-name="L23">
        <text:list-item>
          <text:p text:style-name="P38"><text:span text:style-name="T3">Telemetrie-Streams:</text:span><text:span text:style-name="T4"> </text:span><text:span text:style-name="T5">AXUDP, APRS-IS (TCP), serielle KISS-TNCs.</text:span></text:p>
        </text:list-item>
        <text:list-item>
          <text:p text:style-name="P38"><text:span text:style-name="T3">Kartendaten:</text:span><text:span text:style-name="T4"> </text:span><text:span text:style-name="T5">PNG/JPG/WEBP-Kacheln von Webservern oder lokalem Cache.</text:span></text:p>
        </text:list-item>
        <text:list-item>
          <text:p text:style-name="P39"><text:span text:style-name="T3">Höhendaten:</text:span><text:span text:style-name="T4"> </text:span><text:span text:style-name="T5">SRTM-1 (30m Auflösung) oder SRTM-3 (90m Auflösung) binäre Files.</text:span></text:p>
        </text:list-item>
      </text:list>
      <text:h text:style-name="P18" text:outline-level="4">Output</text:h>
      <text:list text:style-name="L24">
        <text:list-item>
          <text:p text:style-name="P40"><text:span text:style-name="T3">Grafische Ausgabe:</text:span><text:span text:style-name="T4"> </text:span><text:span text:style-name="T5">X11-Fenster mit interaktiver Karte.</text:span></text:p>
        </text:list-item>
        <text:list-item>
          <text:p text:style-name="P40"><text:span text:style-name="T3">Raster-Bilder:</text:span><text:span text:style-name="T4"> </text:span><text:span text:style-name="T5">Snapshots im .png oder .jpg Format (makeshot Funktion).</text:span></text:p>
        </text:list-item>
        <text:list-item>
          <text:p text:style-name="P40"><text:span text:style-name="T3">Video-Streams:</text:span><text:span text:style-name="T4"> </text:span><text:span text:style-name="T5">Roh-Y4M für FFMPEG-Processing.</text:span></text:p>
        </text:list-item>
        <text:list-item>
          <text:p text:style-name="P41"><text:span text:style-name="T3">Log-Files:</text:span><text:span text:style-name="T4"> </text:span><text:span text:style-name="T5">Strukturierte Speicherung der Sonden-Tracks zur späteren Analyse (KML/GPX kompatibel via Konverter).</text:span></text:p>
        </text:list-item>
      </text:list>
      <text:p text:style-name="P9"/>
      <text:h text:style-name="P10" text:outline-level="3">5. Mathematische Grundlagen &amp; Speicheroptimierung</text:h>
      <text:p text:style-name="P42">Datenstrukturen:</text:p>
      <text:p text:style-name="P4">Das Programm verwaltet tausende Objekte gleichzeitig. Hierfür nutzt es eine optimierte Hash-Table für Rufzeichen (Callsigns). Jedes Objekt (aprsdecode_obj) hält einen kreisförmigen Puffer für historische Positionsdaten.</text:p>
      <text:p text:style-name="P42">Speicherverwaltung:</text:p>
      <text:p text:style-name="P4">Da der Code von Modula-2 nach C übersetzt wurde, werden statische Arrays und Heap-Allokationen sehr konservativ eingesetzt. Dies garantiert, dass aprsmap über Monate hinweg ohne Speicherlecks (Memory Leaks) als Monitor-System laufen kann.</text:p>
      <text:p text:style-name="P42">Signal-Handling:</text:p>
      <text:p text:style-name="P4"><text:soft-page-break/>Wie im Quellcode-Ausschnitt zu sehen, werden SIGTERM und SIGINT abgefangen (killsave), um beim Beenden den aktuellen Zustand (Config, Cache-Indizes) sicher auf die Festplatte zu schreiben. SIGPIPE wird genutzt, um im Headless-Modus (Streaming) auf Verbindungsabbrüche zu reagieren.</text:p>
      <text:p text:style-name="P9"/>
      <text:h text:style-name="P10" text:outline-level="3">6. Profi-Konfiguration &amp; Fehlerbehebung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43">Phänomen</text:p>
          </table:table-cell>
          <table:table-cell table:style-name="Tabelle1.A1" office:value-type="string">
            <text:p text:style-name="P43">Ursache</text:p>
          </table:table-cell>
          <table:table-cell table:style-name="Tabelle1.A1" office:value-type="string">
            <text:p text:style-name="P43">Experten-Lösung</text:p>
          </table:table-cell>
        </table:table-row>
        <table:table-row>
          <table:table-cell table:style-name="Tabelle1.A1" office:value-type="string">
            <text:p text:style-name="P43">Kacheln laden nicht</text:p>
          </table:table-cell>
          <table:table-cell table:style-name="Tabelle1.A1" office:value-type="string">
            <text:p text:style-name="P44">Proxy-Fehler oder maploadpid blockiert</text:p>
          </table:table-cell>
          <table:table-cell table:style-name="Tabelle1.A1" office:value-type="string">
            <text:p text:style-name="P44">netstat prüfen, ob asynchrone Fetcher hängen; Cache-Berechtigungen prüfen.</text:p>
          </table:table-cell>
        </table:table-row>
        <table:table-row>
          <table:table-cell table:style-name="Tabelle1.A1" office:value-type="string">
            <text:p text:style-name="P43">Falsche Höhenangaben</text:p>
          </table:table-cell>
          <table:table-cell table:style-name="Tabelle1.A1" office:value-type="string">
            <text:p text:style-name="P44">SRTM-Dateien nicht im Pfad</text:p>
          </table:table-cell>
          <table:table-cell table:style-name="Tabelle1.A1" office:value-type="string">
            <text:p text:style-name="P44">libsrtm Pfad in der Config prüfen; Dateiendung muss .hgt sein.</text:p>
          </table:table-cell>
        </table:table-row>
        <table:table-row>
          <table:table-cell table:style-name="Tabelle1.A1" office:value-type="string">
            <text:p text:style-name="P43">X11-Fehler bei Start</text:p>
          </table:table-cell>
          <table:table-cell table:style-name="Tabelle1.A1" office:value-type="string">
            <text:p text:style-name="P44">Kein Display vorhanden</text:p>
          </table:table-cell>
          <table:table-cell table:style-name="Tabelle1.A1" office:value-type="string">
            <text:p text:style-name="P44">-i Modus erzwingen oder Xvfb (Virtual Framebuffer) nutzen.</text:p>
          </table:table-cell>
        </table:table-row>
        <table:table-row>
          <table:table-cell table:style-name="Tabelle1.A1" office:value-type="string">
            <text:p text:style-name="P43">Track-Lags</text:p>
          </table:table-cell>
          <table:table-cell table:style-name="Tabelle1.A1" office:value-type="string">
            <text:p text:style-name="P44">Zu viele Objekte im Speicher</text:p>
          </table:table-cell>
          <table:table-cell table:style-name="Tabelle1.A1" office:value-type="string">
            <text:p text:style-name="P44">aprsdecode_histsize reduzieren oder Filter-String in -t verschärfen.</text:p>
          </table:table-cell>
        </table:table-row>
      </table:table>
      <text:p text:style-name="P9"/>
      <text:h text:style-name="P10" text:outline-level="3">7. Zusammenfassung </text:h>
      <text:p text:style-name="P5"><text:span text:style-name="T1">aprsmap ist mehr als ein Viewer; es ist eine </text:span><text:span text:style-name="T2">Echtzeit-Intelligence-Plattform</text:span><text:span text:style-name="T6"> </text:span><text:span text:style-name="T1">für Funktelemetrie. Durch die modulare Anbindung an sondeudp und sdrtest entsteht ein geschlossenes System, das von der HF-Ebene bis zur grafischen Karte alles abdeckt.</text:span></text:p>
      <text:p text:style-name="P4">Für den Experten bietet die Software durch ihre Batch-Fähigkeit und den Y4M-Output Möglichkeiten, die weit über das hinausgehen, was Standard-Software leisten kann. Die Robustheit des XDS-generierten C-Codes sorgt für eine Stabilität, die im Bereich der Amateurfunk-Software ihresgleichen sucht.</text:p>
      <text:p text:style-name="Text_20_body"><text:soft-page-break/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, sans-serif"/>
    <style:font-face style:name="Google Sans" svg:font-family="'Google Sans'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5T18:32:56.644642900</meta:creation-date>
    <dc:date>2026-01-25T18:35:43.529952400</dc:date>
    <meta:editing-duration>PT2M47S</meta:editing-duration>
    <meta:editing-cycles>1</meta:editing-cycles>
    <meta:document-statistic meta:table-count="1" meta:image-count="0" meta:object-count="0" meta:page-count="5" meta:paragraph-count="84" meta:word-count="823" meta:character-count="6663" meta:non-whitespace-character-count="5957"/>
    <meta:generator>LibreOffice/25.8.4.2$Windows_X86_64 LibreOffice_project/290daaa01b999472f0c7a3890eb6a550fd74c6df</meta:generator>
  </office:meta>
</office:document-meta>
</file>